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obagoTagLibrary.addTobagoComponent( String name , String componentType , String rendererType , Class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obagoTagLibrary.AbstractTobagoTagLibrary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